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40000000300C6D9BDF0.png"/>
  <manifest:file-entry manifest:media-type="image/png" manifest:full-path="Pictures/10000000000000200000002000309F1C.png"/>
  <manifest:file-entry manifest:media-type="image/png" manifest:full-path="Pictures/100000000000000800000008913C835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false" draw:fill="bitmap" draw:fill-image-name="Fmain" draw:fill-image-width="0cm" draw:fill-image-height="0cm"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prs-fedora-title">
      <style:graphic-properties draw:fill-color="#ffffff" draw:auto-grow-height="true" fo:min-height="3.51cm"/>
    </style:style>
    <style:style style:name="pr2" style:family="presentation" style:parent-style-name="prs-fedora-title">
      <style:graphic-properties draw:fill-color="#ffffff" draw:auto-grow-height="true" fo:min-height="1.449cm"/>
    </style:style>
    <style:style style:name="pr3" style:family="presentation" style:parent-style-name="prs-fedora-notes">
      <style:graphic-properties draw:fill-color="#ffffff" draw:auto-grow-height="true" fo:min-height="10.629cm"/>
    </style:style>
    <style:style style:name="pr4" style:family="presentation" style:parent-style-name="prs-fedora-title">
      <style:graphic-properties draw:fill-color="#ffffff" draw:auto-grow-height="true" fo:min-height="3.508cm"/>
    </style:style>
    <style:style style:name="pr5" style:family="presentation" style:parent-style-name="prs-fedora-outline1">
      <style:graphic-properties draw:fill-color="#ffffff" draw:auto-grow-height="true" fo:min-height="13.234cm"/>
    </style:style>
    <style:style style:name="pr6" style:family="presentation" style:parent-style-name="prs-fedora-outline1">
      <style:graphic-properties draw:fill-color="#ffffff" draw:auto-grow-height="true" fo:min-height="12.599cm"/>
    </style:style>
    <style:style style:name="pr7" style:family="presentation" style:parent-style-name="prs-fedora-outline1">
      <style:graphic-properties draw:fill-color="#ffffff" draw:auto-grow-height="true" fo:min-height="9.525cm"/>
    </style:style>
    <style:style style:name="pr8" style:family="presentation" style:parent-style-name="prs-fedora-title">
      <style:graphic-properties fo:min-height="3.508cm"/>
    </style:style>
    <style:style style:name="pr9" style:family="presentation" style:parent-style-name="prs-fedora-outline1">
      <style:graphic-properties fo:min-height="1.164cm"/>
    </style:style>
    <style:style style:name="pr10" style:family="presentation" style:parent-style-name="prs-fedora-notes">
      <style:graphic-properties draw:fill-color="#ffffff" fo:min-height="10.629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ffffff" fo:font-family="'Nimbus Sans L'" style:font-pitch="variable" fo:font-size="60pt" fo:font-weight="bold"/>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color="#ffffff" fo:font-family="'Nimbus Sans L'" style:font-pitch="variable" fo:font-size="36pt" fo:font-weight="normal"/>
    </style:style>
    <style:style style:name="P5" style:family="paragraph">
      <style:paragraph-properties fo:margin-left="0.6cm" fo:margin-right="0cm" fo:text-indent="-0.6cm"/>
    </style:style>
    <style:style style:name="P6" style:family="paragraph">
      <style:paragraph-properties fo:margin-left="0cm" fo:margin-right="0cm" fo:text-indent="0cm"/>
      <style:text-properties fo:font-size="48pt" style:font-size-asian="48pt" style:font-size-complex="48pt"/>
    </style:style>
    <style:style style:name="P7" style:family="paragraph">
      <style:paragraph-properties fo:margin-left="1.2cm" fo:margin-right="0cm" fo:text-indent="-0.9cm"/>
    </style:style>
    <style:style style:name="P8" style:family="paragraph">
      <style:paragraph-properties fo:text-align="center"/>
    </style:style>
    <style:style style:name="P9" style:family="paragraph">
      <style:paragraph-properties fo:text-align="start"/>
    </style:style>
    <style:style style:name="T1" style:family="text">
      <style:text-properties fo:color="#ffffff" fo:font-family="'Myriad Web'" style:font-pitch="variable" fo:font-size="36pt" fo:font-weight="normal"/>
    </style:style>
    <style:style style:name="T2" style:family="text">
      <style:text-properties fo:font-size="48pt" style:font-size-asian="48pt" style:font-size-complex="48pt"/>
    </style:style>
    <style:style style:name="T3" style:family="text">
      <style:text-properties fo:font-size="28pt" style:font-size-asian="28pt" style:font-size-complex="28pt"/>
    </style:style>
    <style:style style:name="T4" style:family="text">
      <style:text-properties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rs-fedora" presentation:presentation-page-layout-name="AL1T0">
        <office:forms form:automatic-focus="false" form:apply-design-mode="false"/>
        <draw:frame presentation:style-name="pr1" draw:text-style-name="P2" draw:layer="layout" svg:width="24.511cm" svg:height="7.087cm" svg:x="0cm" svg:y="4.796cm" presentation:class="title" presentation:user-transformed="true">
          <draw:text-box>
            <text:p text:style-name="P1">GNU/Linux and <text:line-break/>Free and<text:line-break/>Open Source Software</text:p>
          </draw:text-box>
        </draw:frame>
        <draw:frame presentation:style-name="pr2" draw:text-style-name="P4" draw:layer="layout" svg:width="15.981cm" svg:height="1.479cm" svg:x="6.244cm" svg:y="12.7cm" presentation:class="title" presentation:user-transformed="true">
          <draw:text-box>
            <text:p text:style-name="P3"><text:span text:style-name="T1">Tom Browder</text:span></text:p>
          </draw:text-box>
        </draw:frame>
        <presentation:notes draw:style-name="dp2">
          <draw:page-thumbnail draw:style-name="gr1" draw:layer="layout" svg:width="12.767cm" svg:height="9.575cm" svg:x="4.411cm" svg:y="2.794cm" draw:page-number="1" presentation:class="page"/>
          <draw:frame presentation:style-name="pr3" draw:text-style-name="P5" draw:layer="layout" svg:width="15.02cm" svg:height="10.629cm" svg:x="3.292cm" svg:y="13.299cm" presentation:class="notes" presentation:placeholder="true">
            <draw:text-box/>
          </draw:frame>
        </presentation:notes>
      </draw:page>
      <draw:page draw:name="page2" draw:style-name="dp3" draw:master-page-name="prs-fedora" presentation:presentation-page-layout-name="AL2T6">
        <office:forms form:automatic-focus="false" form:apply-design-mode="false"/>
        <draw:frame presentation:style-name="pr4" draw:text-style-name="P6" draw:layer="layout" svg:width="23.902cm" svg:height="3.508cm" svg:x="2.056cm" svg:y="1.743cm" presentation:class="title" presentation:user-transformed="true">
          <draw:text-box>
            <text:p text:style-name="P1"><text:span text:style-name="T2">Introduction</text:span></text:p>
          </draw:text-box>
        </draw:frame>
        <draw:frame presentation:style-name="pr5" draw:text-style-name="P7" draw:layer="layout" svg:width="25.4cm" svg:height="13.441cm" svg:x="1.27cm" svg:y="5.839cm" presentation:class="outline" presentation:user-transformed="true">
          <draw:text-box>
            <text:list text:style-name="L2">
              <text:list-item>
                <text:p text:style-name="P1"><text:span text:style-name="T3">Today I will introduce you to the world of free software for Windows.</text:span></text:p>
              </text:list-item>
              <text:list-item>
                <text:p text:style-name="P1"><text:span text:style-name="T3">I will not mention free utilities such as malware scanners, firewalls, defraggers, anti-virus and compression programs, but they are out there; just try searching with google or bing. <text:s/>I recommend PC Magazine as a good source of reviews and here is a link to their article, The Best Free Software of 2009:</text:span></text:p>
                <text:p><text:span text:style-name="T3"><text:a xlink:href="http://www.pcmag.com/article2/0,2817,2338803,00.asp">http://www.pcmag.com/article2/0,2817,2338803,00.asp</text:a></text:span></text:p>
                <text:p text:style-name="P1"><text:span text:style-name="T3"/></text:p>
              </text:list-item>
            </text:list>
          </draw:text-box>
        </draw:frame>
        <presentation:notes draw:style-name="dp2">
          <draw:page-thumbnail draw:style-name="gr1" draw:layer="layout" svg:width="12.767cm" svg:height="9.575cm" svg:x="4.411cm" svg:y="2.794cm" draw:page-number="2" presentation:class="page"/>
          <draw:frame presentation:style-name="pr3" draw:text-style-name="P5" draw:layer="layout" svg:width="15.02cm" svg:height="10.629cm" svg:x="3.292cm" svg:y="13.299cm" presentation:class="notes" presentation:placeholder="true">
            <draw:text-box/>
          </draw:frame>
        </presentation:notes>
      </draw:page>
      <draw:page draw:name="page3" draw:style-name="dp3" draw:master-page-name="prs-fedora" presentation:presentation-page-layout-name="AL2T6">
        <office:forms form:automatic-focus="false" form:apply-design-mode="false"/>
        <draw:frame presentation:style-name="pr4" draw:text-style-name="P6" draw:layer="layout" svg:width="23.902cm" svg:height="3.508cm" svg:x="2.056cm" svg:y="1.743cm" presentation:class="title" presentation:user-transformed="true">
          <draw:text-box>
            <text:p text:style-name="P1"><text:span text:style-name="T2">Fundamentals</text:span></text:p>
          </draw:text-box>
        </draw:frame>
        <draw:frame presentation:style-name="pr5" draw:text-style-name="P7" draw:layer="layout" svg:width="21.439cm" svg:height="13.234cm" svg:x="3.956cm" svg:y="5.839cm" presentation:class="outline" presentation:user-transformed="true">
          <draw:text-box>
            <text:list text:style-name="L2">
              <text:list-item>
                <text:p text:style-name="P1"><text:span text:style-name="T3">I assume familiarity with getting around your computer and the internet and</text:span></text:p>
                <text:list>
                  <text:list-item>
                    <text:p><text:span text:style-name="T3">Files <text:s/>and directories (folders)</text:span></text:p>
                  </text:list-item>
                  <text:list-item>
                    <text:p><text:span text:style-name="T3">Searching (local and web)</text:span></text:p>
                  </text:list-item>
                  <text:list-item>
                    <text:p><text:span text:style-name="T3">Downloading and installing</text:span></text:p>
                  </text:list-item>
                  <text:list-item>
                    <text:p><text:span text:style-name="T3">Browsing</text:span></text:p>
                  </text:list-item>
                  <text:list-item>
                    <text:p><text:span text:style-name="T3">Getting help</text:span></text:p>
                  </text:list-item>
                </text:list>
              </text:list-item>
            </text:list>
          </draw:text-box>
        </draw:frame>
        <presentation:notes draw:style-name="dp2">
          <draw:page-thumbnail draw:style-name="gr1" draw:layer="layout" svg:width="12.767cm" svg:height="9.575cm" svg:x="4.411cm" svg:y="2.794cm" draw:page-number="3" presentation:class="page"/>
          <draw:frame presentation:style-name="pr3" draw:text-style-name="P5" draw:layer="layout" svg:width="15.02cm" svg:height="10.629cm" svg:x="3.292cm" svg:y="13.299cm" presentation:class="notes" presentation:placeholder="true">
            <draw:text-box/>
          </draw:frame>
        </presentation:notes>
      </draw:page>
      <draw:page draw:name="page4" draw:style-name="dp3" draw:master-page-name="prs-fedora" presentation:presentation-page-layout-name="AL2T6">
        <office:forms form:automatic-focus="false" form:apply-design-mode="false"/>
        <draw:frame presentation:style-name="pr4" draw:text-style-name="P6" draw:layer="layout" svg:width="23.902cm" svg:height="3.508cm" svg:x="2.056cm" svg:y="1.743cm" presentation:class="title" presentation:user-transformed="true">
          <draw:text-box>
            <text:p text:style-name="P1"><text:span text:style-name="T2">Basic Free Programs</text:span></text:p>
          </draw:text-box>
        </draw:frame>
        <draw:frame presentation:style-name="pr6" draw:text-style-name="P1" draw:layer="layout" svg:width="22.86cm" svg:height="12.599cm" svg:x="3.175cm" svg:y="5.715cm" presentation:class="outline" presentation:user-transformed="true">
          <draw:text-box>
            <text:list text:style-name="L2">
              <text:list-item>
                <text:p text:style-name="P1"><text:span text:style-name="T3">Mozilla Firefox </text:span></text:p>
                <text:list>
                  <text:list-item>
                    <text:p><text:span text:style-name="T3">A browser to replace MS Internet Explorer</text:span></text:p>
                  </text:list-item>
                </text:list>
              </text:list-item>
              <text:list-item>
                <text:p text:style-name="P1"><text:span text:style-name="T3">Mozilla Thunderbird </text:span></text:p>
                <text:list>
                  <text:list-item>
                    <text:p><text:span text:style-name="T3">A local mail client to replace MS Mail or Outlook Express</text:span></text:p>
                  </text:list-item>
                </text:list>
              </text:list-item>
              <text:list-item>
                <text:p><text:span text:style-name="T3">Find both at</text:span></text:p>
                <text:list>
                  <text:list-item>
                    <text:p><text:span text:style-name="T3"><text:a xlink:href="http://www.mozilla.com/en-US/">http://www.mozilla.com/en-US/</text:a></text:span></text:p>
                  </text:list-item>
                </text:list>
              </text:list-item>
            </text:list>
          </draw:text-box>
        </draw:frame>
        <presentation:notes draw:style-name="dp2">
          <draw:page-thumbnail draw:style-name="gr1" draw:layer="layout" svg:width="12.767cm" svg:height="9.575cm" svg:x="4.411cm" svg:y="2.794cm" draw:page-number="4" presentation:class="page"/>
          <draw:frame presentation:style-name="pr3" draw:text-style-name="P5" draw:layer="layout" svg:width="15.02cm" svg:height="10.629cm" svg:x="3.292cm" svg:y="13.299cm" presentation:class="notes" presentation:placeholder="true">
            <draw:text-box/>
          </draw:frame>
        </presentation:notes>
      </draw:page>
      <draw:page draw:name="page5" draw:style-name="dp3" draw:master-page-name="prs-fedora" presentation:presentation-page-layout-name="AL2T6">
        <office:forms form:automatic-focus="false" form:apply-design-mode="false"/>
        <draw:frame presentation:style-name="pr4" draw:text-style-name="P6" draw:layer="layout" svg:width="23.902cm" svg:height="3.508cm" svg:x="2.056cm" svg:y="1.743cm" presentation:class="title" presentation:user-transformed="true">
          <draw:text-box>
            <text:p text:style-name="P1"><text:span text:style-name="T2">Basic Free Programs (2)</text:span></text:p>
          </draw:text-box>
        </draw:frame>
        <draw:frame presentation:style-name="pr7" draw:text-style-name="P1" draw:layer="layout" svg:width="22.86cm" svg:height="9.525cm" svg:x="2.975cm" svg:y="6.015cm" presentation:class="outline" presentation:user-transformed="true">
          <draw:text-box>
            <text:list text:style-name="L2">
              <text:list-item>
                <text:p text:style-name="P1"><text:span text:style-name="T3">Web e-mail (to replace MS Mail or MS Outlook Express)</text:span></text:p>
                <text:list>
                  <text:list-item>
                    <text:p><text:span text:style-name="T3">Google Mail (</text:span><text:span text:style-name="T3"><text:a xlink:href="http://gmail.com/">http://gmail.com/</text:a></text:span><text:span text:style-name="T3">)</text:span></text:p>
                  </text:list-item>
                  <text:list-item>
                    <text:p><text:span text:style-name="T3">Yahoo Mail (</text:span><text:span text:style-name="T3"><text:a xlink:href="http://yahoo.com/">http://yahoo.com/</text:a></text:span><text:span text:style-name="T3">)</text:span></text:p>
                  </text:list-item>
                  <text:list-item>
                    <text:p><text:span text:style-name="T3">Hot Mail (</text:span><text:span text:style-name="T3"><text:a xlink:href="http://hotmail.com/">http://hotmail.com/</text:a></text:span><text:span text:style-name="T3">)</text:span></text:p>
                  </text:list-item>
                </text:list>
              </text:list-item>
            </text:list>
          </draw:text-box>
        </draw:frame>
        <presentation:notes draw:style-name="dp2">
          <draw:page-thumbnail draw:style-name="gr1" draw:layer="layout" svg:width="12.767cm" svg:height="9.575cm" svg:x="4.411cm" svg:y="2.794cm" draw:page-number="5" presentation:class="page"/>
          <draw:frame presentation:style-name="pr3" draw:text-style-name="P5" draw:layer="layout" svg:width="15.02cm" svg:height="10.629cm" svg:x="3.292cm" svg:y="13.299cm" presentation:class="notes" presentation:placeholder="true">
            <draw:text-box/>
          </draw:frame>
        </presentation:notes>
      </draw:page>
      <draw:page draw:name="page6" draw:style-name="dp3" draw:master-page-name="prs-fedora" presentation:presentation-page-layout-name="AL2T6">
        <office:forms form:automatic-focus="false" form:apply-design-mode="false"/>
        <draw:frame presentation:style-name="pr4" draw:text-style-name="P6" draw:layer="layout" svg:width="23.902cm" svg:height="3.508cm" svg:x="2.056cm" svg:y="1.743cm" presentation:class="title" presentation:user-transformed="true">
          <draw:text-box>
            <text:p text:style-name="P1"><text:span text:style-name="T2">A Sample of Free Programs</text:span></text:p>
          </draw:text-box>
        </draw:frame>
        <draw:frame presentation:style-name="pr6" draw:text-style-name="P1" draw:layer="layout" svg:width="13.97cm" svg:height="12.599cm" svg:x="6.985cm" svg:y="5.715cm" presentation:class="outline" presentation:user-transformed="true">
          <draw:text-box>
            <text:list text:style-name="L2">
              <text:list-item>
                <text:p text:style-name="P1"><text:span text:style-name="T3">Open Office </text:span><text:span text:style-name="T3"><text:tab/></text:span><text:span text:style-name="T3">(MS Office)</text:span></text:p>
              </text:list-item>
              <text:list-item>
                <text:p text:style-name="P1"><text:span text:style-name="T3">GimPhoto </text:span><text:span text:style-name="T3"><text:tab/></text:span><text:span text:style-name="T3"><text:tab/></text:span><text:span text:style-name="T3">(Photo Shop)</text:span></text:p>
              </text:list-item>
              <text:list-item>
                <text:p text:style-name="P1"><text:span text:style-name="T3">GnuCash </text:span><text:span text:style-name="T3"><text:tab/></text:span><text:span text:style-name="T3"><text:tab/></text:span><text:span text:style-name="T3">(Quicken)</text:span></text:p>
              </text:list-item>
              <text:list-item>
                <text:p text:style-name="P1"><text:span text:style-name="T3">Scribus </text:span><text:span text:style-name="T3"><text:tab/></text:span><text:span text:style-name="T3"><text:tab/></text:span><text:span text:style-name="T3"><text:tab/></text:span><text:span text:style-name="T3">(InDesign)</text:span></text:p>
              </text:list-item>
              <text:list-item>
                <text:p text:style-name="P1"><text:span text:style-name="T3">Inkscape </text:span><text:span text:style-name="T3"><text:tab/></text:span><text:span text:style-name="T3"><text:tab/></text:span><text:span text:style-name="T3"><text:tab/></text:span><text:span text:style-name="T3">(Illustrator)</text:span></text:p>
              </text:list-item>
              <text:list-item>
                <text:p text:style-name="P1"><text:span text:style-name="T3">SciLab </text:span><text:span text:style-name="T3"><text:tab/></text:span><text:span text:style-name="T3"><text:tab/></text:span><text:span text:style-name="T3"><text:tab/></text:span><text:span text:style-name="T3">(MatLab)</text:span></text:p>
              </text:list-item>
            </text:list>
          </draw:text-box>
        </draw:frame>
        <presentation:notes draw:style-name="dp2">
          <draw:page-thumbnail draw:style-name="gr1" draw:layer="layout" svg:width="12.767cm" svg:height="9.575cm" svg:x="4.411cm" svg:y="2.794cm" draw:page-number="6" presentation:class="page"/>
          <draw:frame presentation:style-name="pr3" draw:text-style-name="P5" draw:layer="layout" svg:width="15.02cm" svg:height="10.629cm" svg:x="3.292cm" svg:y="13.299cm" presentation:class="notes" presentation:placeholder="true">
            <draw:text-box/>
          </draw:frame>
        </presentation:notes>
      </draw:page>
      <draw:page draw:name="page7" draw:style-name="dp3" draw:master-page-name="prs-fedora" presentation:presentation-page-layout-name="AL2T6">
        <office:forms form:automatic-focus="false" form:apply-design-mode="false"/>
        <draw:frame presentation:style-name="pr4" draw:text-style-name="P6" draw:layer="layout" svg:width="23.902cm" svg:height="3.508cm" svg:x="2.056cm" svg:y="1.743cm" presentation:class="title" presentation:user-transformed="true">
          <draw:text-box>
            <text:p text:style-name="P1"><text:span text:style-name="T2">A Sample of Other Resources</text:span></text:p>
          </draw:text-box>
        </draw:frame>
        <draw:frame presentation:style-name="pr5" draw:text-style-name="P7" draw:layer="layout" svg:width="21.439cm" svg:height="13.234cm" svg:x="3.956cm" svg:y="5.839cm" presentation:class="outline" presentation:user-transformed="true">
          <draw:text-box>
            <text:list text:style-name="L2">
              <text:list-item>
                <text:p text:style-name="P1"><text:span text:style-name="T3">Free Software foundation (GNU)</text:span></text:p>
              </text:list-item>
              <text:list-item>
                <text:p text:style-name="P1"><text:span text:style-name="T3">Source Forge</text:span></text:p>
              </text:list-item>
              <text:list-item>
                <text:p text:style-name="P1"><text:span text:style-name="T3">Wikipedia</text:span></text:p>
              </text:list-item>
            </text:list>
          </draw:text-box>
        </draw:frame>
        <presentation:notes draw:style-name="dp2">
          <draw:page-thumbnail draw:style-name="gr1" draw:layer="layout" svg:width="12.767cm" svg:height="9.575cm" svg:x="4.411cm" svg:y="2.794cm" draw:page-number="7" presentation:class="page"/>
          <draw:frame presentation:style-name="pr3" draw:text-style-name="P5" draw:layer="layout" svg:width="15.02cm" svg:height="10.629cm" svg:x="3.292cm" svg:y="13.299cm" presentation:class="notes" presentation:placeholder="true">
            <draw:text-box/>
          </draw:frame>
        </presentation:notes>
      </draw:page>
      <draw:page draw:name="page8" draw:style-name="dp3" draw:master-page-name="prs-fedora" presentation:presentation-page-layout-name="AL2T6">
        <office:forms form:automatic-focus="false" form:apply-design-mode="false"/>
        <draw:frame presentation:style-name="pr8" draw:layer="layout" svg:width="23.902cm" svg:height="3.508cm" svg:x="2.056cm" svg:y="1.743cm" presentation:class="title">
          <draw:text-box>
            <text:p>Open Office</text:p>
          </draw:text-box>
        </draw:frame>
        <draw:frame presentation:style-name="pr9" draw:layer="layout" svg:width="11.663cm" svg:height="1.369cm" svg:x="8.022cm" svg:y="5.186cm" presentation:class="outline" presentation:user-transformed="true">
          <draw:text-box>
            <text:list text:style-name="L2">
              <text:list-header>
                <text:p><text:a xlink:href="http://openoffice.org/">http://openoffice.org/</text:a></text:p>
              </text:list-header>
            </text:list>
          </draw:text-box>
        </draw:frame>
        <draw:frame draw:style-name="gr2" draw:layer="layout" svg:width="22.86cm" svg:height="11.265cm" svg:x="2.94cm" svg:y="7.62cm">
          <draw:text-box>
            <text:p>Open Office is the leading open-source office software suite for word processing, spreadsheets, presentations, graphics, databases and more. </text:p>
            <text:p/>
            <text:p>It is available in many languages and works on all common computers. It stores all your data in an international open standard format and can also read and write files from other common office software packages. </text:p>
            <text:p/>
            <text:p>It can be downloaded and used completely free of charge for any purpose.</text:p>
          </draw:text-box>
        </draw:frame>
        <presentation:notes draw:style-name="dp2">
          <draw:page-thumbnail draw:style-name="gr1" draw:layer="layout" svg:width="12.767cm" svg:height="9.575cm" svg:x="4.411cm" svg:y="2.794cm" draw:page-number="8" presentation:class="page"/>
          <draw:frame presentation:style-name="pr10" draw:layer="layout" svg:width="15.02cm" svg:height="10.629cm" svg:x="3.292cm" svg:y="13.299cm" presentation:class="notes" presentation:placeholder="true">
            <draw:text-box/>
          </draw:frame>
        </presentation:notes>
      </draw:page>
      <draw:page draw:name="page9" draw:style-name="dp3" draw:master-page-name="prs-fedora" presentation:presentation-page-layout-name="AL2T6">
        <office:forms form:automatic-focus="false" form:apply-design-mode="false"/>
        <draw:frame presentation:style-name="pr8" draw:layer="layout" svg:width="23.902cm" svg:height="3.508cm" svg:x="2.056cm" svg:y="1.743cm" presentation:class="title">
          <draw:text-box>
            <text:p>GimPhoto</text:p>
          </draw:text-box>
        </draw:frame>
        <draw:frame presentation:style-name="pr9" draw:text-style-name="P8" draw:layer="layout" svg:width="15.138cm" svg:height="1.369cm" svg:x="6.22cm" svg:y="5.08cm" presentation:class="outline" presentation:user-transformed="true">
          <draw:text-box>
            <text:list text:style-name="L2">
              <text:list-header>
                <text:p text:style-name="P8"><text:a xlink:href="http://www.gimphoto.com/">http://www.gimphoto.com/</text:a></text:p>
              </text:list-header>
            </text:list>
          </draw:text-box>
        </draw:frame>
        <draw:frame draw:style-name="gr2" draw:layer="layout" svg:width="22.225cm" svg:height="2.049cm" svg:x="3.675cm" svg:y="8.255cm">
          <draw:text-box>
            <text:p>GimPhoto is a free PhotoShop alternative for photo and image editing.</text:p>
          </draw:text-box>
        </draw:frame>
        <presentation:notes draw:style-name="dp2">
          <draw:page-thumbnail draw:style-name="gr1" draw:layer="layout" svg:width="12.767cm" svg:height="9.575cm" svg:x="4.411cm" svg:y="2.794cm" draw:page-number="9" presentation:class="page"/>
          <draw:frame presentation:style-name="pr10" draw:layer="layout" svg:width="15.02cm" svg:height="10.629cm" svg:x="3.292cm" svg:y="13.299cm" presentation:class="notes" presentation:placeholder="true">
            <draw:text-box/>
          </draw:frame>
        </presentation:notes>
      </draw:page>
      <draw:page draw:name="page10" draw:style-name="dp3" draw:master-page-name="prs-fedora" presentation:presentation-page-layout-name="AL2T6">
        <office:forms form:automatic-focus="false" form:apply-design-mode="false"/>
        <draw:frame presentation:style-name="pr8" draw:layer="layout" svg:width="23.902cm" svg:height="3.508cm" svg:x="2.056cm" svg:y="1.743cm" presentation:class="title">
          <draw:text-box>
            <text:p>GnuCash</text:p>
          </draw:text-box>
        </draw:frame>
        <draw:frame presentation:style-name="pr9" draw:layer="layout" svg:width="15.138cm" svg:height="1.369cm" svg:x="9.92cm" svg:y="5.08cm" presentation:class="outline" presentation:user-transformed="true">
          <draw:text-box>
            <text:p><text:a xlink:href="http://gnucash.org/">http://gnucash.org/</text:a></text:p>
          </draw:text-box>
        </draw:frame>
        <draw:frame draw:style-name="gr2" draw:layer="layout" svg:width="23.495cm" svg:height="11.265cm" svg:x="2.44cm" svg:y="7.951cm">
          <draw:text-box>
            <text:p>GnuCash is personal and small-business financial-accounting software, freely licensed under the GNU GPL and available for GNU/Linux, BSD, Solaris, Mac OS~X, and Microsoft Windows.</text:p>
            <text:p/>
            <text:p>Designed to be easy to use, yet powerful and flexible, GnuCash allows you to track bank accounts, stocks, income and expenses. </text:p>
            <text:p/>
            <text:p>As quick and intuitive to use as a checkbook register, it is based on professional accounting principles to ensure balanced books and accurate reports.</text:p>
            <text:p/>
          </draw:text-box>
        </draw:frame>
        <presentation:notes draw:style-name="dp2">
          <draw:page-thumbnail draw:style-name="gr1" draw:layer="layout" svg:width="12.767cm" svg:height="9.575cm" svg:x="4.411cm" svg:y="2.794cm" draw:page-number="10" presentation:class="page"/>
          <draw:frame presentation:style-name="pr10" draw:layer="layout" svg:width="15.02cm" svg:height="10.629cm" svg:x="3.292cm" svg:y="13.299cm" presentation:class="notes" presentation:placeholder="true">
            <draw:text-box/>
          </draw:frame>
        </presentation:notes>
      </draw:page>
      <draw:page draw:name="page11" draw:style-name="dp3" draw:master-page-name="prs-fedora" presentation:presentation-page-layout-name="AL2T6">
        <office:forms form:automatic-focus="false" form:apply-design-mode="false"/>
        <draw:frame presentation:style-name="pr8" draw:layer="layout" svg:width="23.902cm" svg:height="3.508cm" svg:x="2.056cm" svg:y="1.743cm" presentation:class="title">
          <draw:text-box>
            <text:p>Scribus</text:p>
          </draw:text-box>
        </draw:frame>
        <draw:frame presentation:style-name="pr9" draw:text-style-name="P8" draw:layer="layout" svg:width="15.138cm" svg:height="1.369cm" svg:x="7.72cm" svg:y="5.08cm" presentation:class="outline" presentation:user-transformed="true">
          <draw:text-box>
            <text:list text:style-name="L2">
              <text:list-header>
                <text:p><text:a xlink:href="http://www.scribus.net/">http://www.scribus.net/</text:a></text:p>
              </text:list-header>
            </text:list>
          </draw:text-box>
        </draw:frame>
        <draw:frame draw:style-name="gr2" draw:layer="layout" svg:width="23.495cm" svg:height="9.217cm" svg:x="2.54cm" svg:y="7.951cm">
          <draw:text-box>
            <text:p>Scribus is an open-source program, similar to Adobe InDesign, that brings award-winning professional page layout to Linux/UNIX, Mac OS X, OS/2 and Windows desktops with a combination of “press-ready” output and new approaches to page layout. </text:p>
            <text:p/>
            <text:p>Underneath the modern and user friendly interface, Scribus supports professional publishing features, such as CMYK color, separations, ICC color management, and versatile PDF creation.</text:p>
            <text:p/>
          </draw:text-box>
        </draw:frame>
        <presentation:notes draw:style-name="dp2">
          <draw:page-thumbnail draw:style-name="gr1" draw:layer="layout" svg:width="12.767cm" svg:height="9.575cm" svg:x="4.411cm" svg:y="2.794cm" draw:page-number="11" presentation:class="page"/>
          <draw:frame presentation:style-name="pr10" draw:layer="layout" svg:width="15.02cm" svg:height="10.629cm" svg:x="3.292cm" svg:y="13.299cm" presentation:class="notes" presentation:placeholder="true">
            <draw:text-box/>
          </draw:frame>
        </presentation:notes>
      </draw:page>
      <draw:page draw:name="page12" draw:style-name="dp3" draw:master-page-name="prs-fedora" presentation:presentation-page-layout-name="AL2T6">
        <office:forms form:automatic-focus="false" form:apply-design-mode="false"/>
        <draw:frame presentation:style-name="pr8" draw:layer="layout" svg:width="23.902cm" svg:height="3.508cm" svg:x="2.056cm" svg:y="1.743cm" presentation:class="title">
          <draw:text-box>
            <text:p>Inkscape</text:p>
          </draw:text-box>
        </draw:frame>
        <draw:frame presentation:style-name="pr9" draw:layer="layout" svg:width="15.138cm" svg:height="1.369cm" svg:x="7.72cm" svg:y="5.08cm" presentation:class="outline" presentation:user-transformed="true">
          <draw:text-box>
            <text:list text:style-name="L2">
              <text:list-header>
                <text:p><text:a xlink:href="http://www.inkscape.org/">http://www.inkscape.org/</text:a></text:p>
              </text:list-header>
            </text:list>
          </draw:text-box>
        </draw:frame>
        <draw:frame draw:style-name="gr2" draw:layer="layout" svg:width="23.495cm" svg:height="4.097cm" svg:x="2.54cm" svg:y="7.951cm">
          <draw:text-box>
            <text:p>Inkscape is an Open Source vector graphics editor, with capabilities similar to Illustrator, CorelDraw, or Xara X, using the W3C standard Scalable Vector Graphics (SVG) file format.</text:p>
            <text:p/>
          </draw:text-box>
        </draw:frame>
        <presentation:notes draw:style-name="dp2">
          <draw:page-thumbnail draw:style-name="gr1" draw:layer="layout" svg:width="12.767cm" svg:height="9.575cm" svg:x="4.411cm" svg:y="2.794cm" draw:page-number="12" presentation:class="page"/>
          <draw:frame presentation:style-name="pr10" draw:layer="layout" svg:width="15.02cm" svg:height="10.629cm" svg:x="3.292cm" svg:y="13.299cm" presentation:class="notes" presentation:placeholder="true">
            <draw:text-box/>
          </draw:frame>
        </presentation:notes>
      </draw:page>
      <draw:page draw:name="page13" draw:style-name="dp3" draw:master-page-name="prs-fedora" presentation:presentation-page-layout-name="AL2T6">
        <office:forms form:automatic-focus="false" form:apply-design-mode="false"/>
        <draw:frame presentation:style-name="pr8" draw:layer="layout" svg:width="23.902cm" svg:height="3.508cm" svg:x="2.056cm" svg:y="1.743cm" presentation:class="title">
          <draw:text-box>
            <text:p>SciLab</text:p>
          </draw:text-box>
        </draw:frame>
        <draw:frame presentation:style-name="pr9" draw:layer="layout" svg:width="15.138cm" svg:height="1.369cm" svg:x="7.72cm" svg:y="5.08cm" presentation:class="outline" presentation:user-transformed="true">
          <draw:text-box>
            <text:list text:style-name="L2">
              <text:list-header>
                <text:p><text:a xlink:href="http://www.scilab.org/">http://www.scilab.org/</text:a></text:p>
              </text:list-header>
            </text:list>
          </draw:text-box>
        </draw:frame>
        <draw:frame draw:style-name="gr2" draw:text-style-name="P8" draw:layer="layout" svg:width="15.24cm" svg:height="1.025cm" svg:x="6.34cm" svg:y="7.951cm">
          <draw:text-box>
            <text:p text:style-name="P8">Scilab is a free Matlab clone.</text:p>
          </draw:text-box>
        </draw:frame>
        <presentation:notes draw:style-name="dp2">
          <draw:page-thumbnail draw:style-name="gr1" draw:layer="layout" svg:width="12.767cm" svg:height="9.575cm" svg:x="4.411cm" svg:y="2.794cm" draw:page-number="13" presentation:class="page"/>
          <draw:frame presentation:style-name="pr10" draw:layer="layout" svg:width="15.02cm" svg:height="10.629cm" svg:x="3.292cm" svg:y="13.299cm" presentation:class="notes" presentation:placeholder="true">
            <draw:text-box/>
          </draw:frame>
        </presentation:notes>
      </draw:page>
      <draw:page draw:name="page14" draw:style-name="dp3" draw:master-page-name="prs-fedora" presentation:presentation-page-layout-name="AL2T6">
        <office:forms form:automatic-focus="false" form:apply-design-mode="false"/>
        <draw:frame presentation:style-name="pr8" draw:layer="layout" svg:width="23.902cm" svg:height="3.508cm" svg:x="2.056cm" svg:y="1.743cm" presentation:class="title">
          <draw:text-box>
            <text:p>Free Software Foundation</text:p>
          </draw:text-box>
        </draw:frame>
        <draw:frame presentation:style-name="pr9" draw:layer="layout" svg:width="15.138cm" svg:height="1.369cm" svg:x="6.82cm" svg:y="5.08cm" presentation:class="outline" presentation:user-transformed="true">
          <draw:text-box>
            <text:list text:style-name="L2">
              <text:list-header>
                <text:p><text:a xlink:href="http://directory.fsf.org/GNU/">http://directory.fsf.org/GNU/</text:a></text:p>
              </text:list-header>
            </text:list>
          </draw:text-box>
        </draw:frame>
        <draw:frame draw:style-name="gr2" draw:text-style-name="P9" draw:layer="layout" svg:width="22.86cm" svg:height="4.097cm" svg:x="2.54cm" svg:y="7.951cm">
          <draw:text-box>
            <text:p text:style-name="P9">The FSF's site has a wealth of FOSS. Note that most programs are licensed under the GNU General Public License (GPL) which basically limits the program to non-commercial use in some cases. <text:s/>See <text:a xlink:href="http://www.gnu.org/licenses/gpl.html">http://www.gnu.org/licenses/gpl.html</text:a> for details.</text:p>
          </draw:text-box>
        </draw:frame>
        <presentation:notes draw:style-name="dp2">
          <draw:page-thumbnail draw:style-name="gr1" draw:layer="layout" svg:width="12.767cm" svg:height="9.575cm" svg:x="4.411cm" svg:y="2.794cm" draw:page-number="14" presentation:class="page"/>
          <draw:frame presentation:style-name="pr10" draw:layer="layout" svg:width="15.02cm" svg:height="10.629cm" svg:x="3.292cm" svg:y="13.299cm" presentation:class="notes" presentation:placeholder="true">
            <draw:text-box/>
          </draw:frame>
        </presentation:notes>
      </draw:page>
      <draw:page draw:name="page15" draw:style-name="dp3" draw:master-page-name="prs-fedora" presentation:presentation-page-layout-name="AL2T6">
        <office:forms form:automatic-focus="false" form:apply-design-mode="false"/>
        <draw:frame presentation:style-name="pr8" draw:layer="layout" svg:width="23.902cm" svg:height="3.508cm" svg:x="2.056cm" svg:y="1.743cm" presentation:class="title" presentation:user-transformed="true">
          <draw:text-box>
            <text:p>Source Forge</text:p>
          </draw:text-box>
        </draw:frame>
        <draw:frame presentation:style-name="pr9" draw:layer="layout" svg:width="15.138cm" svg:height="1.369cm" svg:x="7.72cm" svg:y="5.08cm" presentation:class="outline" presentation:user-transformed="true">
          <draw:text-box>
            <text:list text:style-name="L2">
              <text:list-header>
                <text:p><text:a xlink:href="http://sourceforge.net/">http://sourceforge.net/</text:a></text:p>
              </text:list-header>
            </text:list>
          </draw:text-box>
        </draw:frame>
        <draw:frame draw:style-name="gr2" draw:text-style-name="P9" draw:layer="layout" svg:width="22.86cm" svg:height="9.217cm" svg:x="2.54cm" svg:y="7.951cm">
          <draw:text-box>
            <text:p text:style-name="P9">SourceForge.net is the world's largest open source software development web site. We provide free services that help people build cool stuff and share it with a global audience.</text:p>
            <text:p text:style-name="P9"/>
            <text:p text:style-name="P9">As of August, 2010, more than 240,000 software projects have been registered to use our services by more than 2.6 million registered users, making SourceForge.net the largest collection of open source tools and applications on the net.</text:p>
            <text:p text:style-name="P9"/>
          </draw:text-box>
        </draw:frame>
        <presentation:notes draw:style-name="dp2">
          <draw:page-thumbnail draw:style-name="gr1" draw:layer="layout" svg:width="12.767cm" svg:height="9.575cm" svg:x="4.411cm" svg:y="2.794cm" draw:page-number="15" presentation:class="page"/>
          <draw:frame presentation:style-name="pr10" draw:layer="layout" svg:width="15.02cm" svg:height="10.629cm" svg:x="3.292cm" svg:y="13.299cm" presentation:class="notes" presentation:placeholder="true">
            <draw:text-box/>
          </draw:frame>
        </presentation:notes>
      </draw:page>
      <draw:page draw:name="page16" draw:style-name="dp3" draw:master-page-name="prs-fedora" presentation:presentation-page-layout-name="AL2T6">
        <office:forms form:automatic-focus="false" form:apply-design-mode="false"/>
        <draw:frame presentation:style-name="pr8" draw:layer="layout" svg:width="23.902cm" svg:height="3.508cm" svg:x="2.056cm" svg:y="1.743cm" presentation:class="title" presentation:user-transformed="true">
          <draw:text-box>
            <text:p>Linux Distributions</text:p>
          </draw:text-box>
        </draw:frame>
        <draw:frame draw:style-name="gr2" draw:text-style-name="P9" draw:layer="layout" svg:width="22.86cm" svg:height="9.217cm" svg:x="2.54cm" svg:y="7.051cm">
          <draw:text-box>
            <text:p text:style-name="P9">This presentation would not be complete without mentioning free GNU/Linux systems that provide Unix-compatible operating systems. These are typically bundled into what are known as distributions. <text:s/></text:p>
            <text:p text:style-name="P9"/>
            <text:p text:style-name="P9">One very popular distribution is Ubuntu which can be found here:</text:p>
            <text:p text:style-name="P9"/>
            <text:p text:style-name="P8"><text:tab/><text:a xlink:href="http://www.ubuntu.com/">http://www.ubuntu.com/</text:a></text:p>
            <text:p text:style-name="P9"/>
          </draw:text-box>
        </draw:frame>
        <presentation:notes draw:style-name="dp2">
          <draw:page-thumbnail draw:style-name="gr1" draw:layer="layout" svg:width="12.767cm" svg:height="9.575cm" svg:x="4.411cm" svg:y="2.794cm" draw:page-number="16" presentation:class="page"/>
          <draw:frame presentation:style-name="pr10" draw:layer="layout" svg:width="15.02cm" svg:height="10.629cm" svg:x="3.292cm" svg:y="13.299cm" presentation:class="notes" presentation:placeholder="true">
            <draw:text-box/>
          </draw:frame>
        </presentation:notes>
      </draw:page>
      <draw:page draw:name="page17" draw:style-name="dp3" draw:master-page-name="prs-fedora" presentation:presentation-page-layout-name="AL2T6">
        <office:forms form:automatic-focus="false" form:apply-design-mode="false"/>
        <draw:frame presentation:style-name="pr8" draw:layer="layout" svg:width="23.902cm" svg:height="3.508cm" svg:x="2.056cm" svg:y="1.743cm" presentation:class="title" presentation:user-transformed="true">
          <draw:text-box>
            <text:p>Summary</text:p>
          </draw:text-box>
        </draw:frame>
        <draw:frame draw:style-name="gr2" draw:text-style-name="P9" draw:layer="layout" svg:width="22.86cm" svg:height="12.289cm" svg:x="2.84cm" svg:y="6.751cm">
          <draw:text-box>
            <text:list text:style-name="L3">
              <text:list-item>
                <text:list>
                  <text:list-item>
                    <text:p>Today we have looked at a few of the thousands of free programs available for Windows.</text:p>
                  </text:list-item>
                </text:list>
              </text:list-item>
            </text:list>
            <text:p text:style-name="P9"/>
            <text:list text:style-name="L1">
              <text:list-item>
                <text:list>
                  <text:list-item>
                    <text:p text:style-name="P9">There is something out there for nearly any interest—I <text:span text:style-name="T4">encourage</text:span> you to venture forth, have fun, and expand you knowledge and skills.</text:p>
                  </text:list-item>
                </text:list>
              </text:list-item>
            </text:list>
            <text:p text:style-name="P9"/>
            <text:list text:continue-numbering="true" text:style-name="L1">
              <text:list-item>
                <text:list>
                  <text:list-item>
                    <text:p text:style-name="P9">I am glad to help via e-mail:</text:p>
                    <text:list>
                      <text:list-header>
                        <text:p text:style-name="P8"/>
                        <text:p text:style-name="P8">&lt;<text:a xlink:href="mailto:tom.browder@gmail.com">tom.browder@gmail.com</text:a>&gt;</text:p>
                      </text:list-header>
                    </text:list>
                  </text:list-item>
                </text:list>
              </text:list-item>
            </text:list>
            <text:p text:style-name="P9"/>
            <text:p text:style-name="P9"/>
          </draw:text-box>
        </draw:frame>
        <presentation:notes draw:style-name="dp2">
          <draw:page-thumbnail draw:style-name="gr1" draw:layer="layout" svg:width="12.767cm" svg:height="9.575cm" svg:x="4.411cm" svg:y="2.794cm" draw:page-number="17" presentation:class="page"/>
          <draw:frame presentation:style-name="pr10" draw:layer="layout" svg:width="15.02cm" svg:height="10.629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fill-image draw:name="Fmain" xlink:href="Pictures/100000000000040000000300C6D9BDF0.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en" style:country-asian="IE" style:font-family-complex="Tahoma, Lucidasans, 'Lucida Sans', 'Arial Unicode MS'" style:font-pitch-complex="variable" style:font-size-complex="24pt" style:language-complex="en" style:country-complex="I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66cc" draw:fill-gradient-name="Gradient_20_7" draw:fill-hatch-name="Hatch_20_1" draw:fill-image-name="Bitmape_20_1" draw:fill-image-width="0cm" draw:fill-image-he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prs-fedora-background" style:family="presentation">
      <style:graphic-properties draw:stroke="none" draw:fill="solid" draw:fill-color="#99ccff" draw:fill-gradient-name="Linear_20_blue_2f_white" draw:gradient-step-count="0" draw:fill-image-width="0cm" draw:fill-image-height="0cm"/>
    </style:style>
    <style:style style:name="prs-fedora-backgroundobjects" style:family="presentation">
      <style:graphic-properties draw:shadow="hidden" draw:shadow-offset-x="0.3cm" draw:shadow-offset-y="0.3cm" draw:shadow-color="#808080"/>
    </style:style>
    <style:style style:name="prs-fedora-notes" style:family="presentation">
      <style:graphic-properties draw:stroke="none" draw:fill="none">
        <text:list-style style:name="prs-fedor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Nimbus Roman No9 L'"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prs-fedora-outline1" style:family="presentation">
      <style:graphic-properties draw:stroke="none" draw:fill="none">
        <text:list-style style:name="prs-fedor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prs-fedora-outline2" style:family="presentation" style:parent-style-name="prs-fedora-outline1">
      <style:paragraph-properties fo:margin-left="2.4cm" fo:margin-right="0cm" fo:margin-top="0cm" fo:margin-bottom="0.4cm" fo:text-indent="-0.8cm"/>
      <style:text-properties fo:font-size="28pt" style:font-size-asian="28pt" style:font-size-complex="28pt"/>
    </style:style>
    <style:style style:name="prs-fedora-outline3" style:family="presentation" style:parent-style-name="prs-fedora-outline2">
      <style:paragraph-properties fo:margin-left="3.6cm" fo:margin-right="0cm" fo:margin-top="0cm" fo:margin-bottom="0.3cm" fo:text-indent="-0.6cm"/>
      <style:text-properties fo:font-size="24pt" style:font-size-asian="24pt" style:font-size-complex="24pt"/>
    </style:style>
    <style:style style:name="prs-fedora-outline4" style:family="presentation" style:parent-style-name="prs-fedora-outline3">
      <style:paragraph-properties fo:margin-left="4.8cm" fo:margin-right="0cm" fo:margin-top="0cm" fo:margin-bottom="0.2cm" fo:text-indent="-0.6cm"/>
      <style:text-properties fo:font-size="20pt" style:font-size-asian="20pt" style:font-size-complex="20pt"/>
    </style:style>
    <style:style style:name="prs-fedora-outline5" style:family="presentation" style:parent-style-name="prs-fedora-outline4">
      <style:paragraph-properties fo:margin-left="6cm" fo:margin-right="0cm" fo:margin-top="0cm" fo:margin-bottom="0.1cm" fo:text-indent="-0.6cm"/>
      <style:text-properties fo:font-size="20pt" style:font-size-asian="20pt" style:font-size-complex="20pt"/>
    </style:style>
    <style:style style:name="prs-fedora-outline6" style:family="presentation" style:parent-style-name="prs-fedora-outline5">
      <style:paragraph-properties fo:margin-left="7.2cm" fo:margin-right="0cm" fo:margin-top="0cm" fo:margin-bottom="0.1cm" fo:text-indent="-0.6cm"/>
      <style:text-properties fo:font-size="20pt" style:font-size-asian="20pt" style:font-size-complex="20pt"/>
    </style:style>
    <style:style style:name="prs-fedora-outline7" style:family="presentation" style:parent-style-name="prs-fedora-outline6">
      <style:paragraph-properties fo:margin-left="8.4cm" fo:margin-right="0cm" fo:margin-top="0cm" fo:margin-bottom="0.1cm" fo:text-indent="-0.6cm"/>
      <style:text-properties fo:font-size="20pt" style:font-size-asian="20pt" style:font-size-complex="20pt"/>
    </style:style>
    <style:style style:name="prs-fedora-outline8" style:family="presentation" style:parent-style-name="prs-fedora-outline7">
      <style:paragraph-properties fo:margin-left="9.6cm" fo:margin-right="0cm" fo:margin-top="0cm" fo:margin-bottom="0.1cm" fo:text-indent="-0.6cm"/>
      <style:text-properties fo:font-size="20pt" style:font-size-asian="20pt" style:font-size-complex="20pt"/>
    </style:style>
    <style:style style:name="prs-fedora-outline9" style:family="presentation" style:parent-style-name="prs-fedora-outline8">
      <style:paragraph-properties fo:margin-left="10.8cm" fo:margin-right="0cm" fo:margin-top="0cm" fo:margin-bottom="0.1cm" fo:text-indent="-0.6cm"/>
      <style:text-properties fo:font-size="20pt" style:font-size-asian="20pt" style:font-size-complex="20pt"/>
    </style:style>
    <style:style style:name="prs-fedora-subtitle" style:family="presentation">
      <style:graphic-properties draw:stroke="none" draw:fill="none" draw:textarea-vertical-align="middle">
        <text:list-style style:name="prs-fedor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prs-fedora-title" style:family="presentation">
      <style:graphic-properties draw:stroke="none" draw:fill="none" draw:textarea-vertical-align="middle">
        <text:list-style style:name="prs-fedor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swiss" style:font-pitch="variable" fo:font-size="5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solid" draw:fill-color="#99ccff" draw:fill-gradient-name="Linear_20_blue_2f_white" draw:gradient-step-count="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svg:stroke-color="#0062b1" draw:fill="solid" draw:fill-color="#0062b1" draw:fill-gradient-name="Gradient_20_1" draw:fill-hatch-name="Black_20_0_20_Degrees" draw:fill-image-name="Empty" draw:textarea-horizontal-align="center" draw:textarea-vertical-align="middle" draw:shadow-offset-x="0.305cm" draw:shadow-offset-y="0.305cm"/>
    </style:style>
    <style:style style:name="Mpr1" style:family="presentation" style:parent-style-name="prs-fedora-title">
      <style:graphic-properties draw:fill-color="#ffffff" draw:auto-grow-height="false" fo:min-height="3.508cm"/>
    </style:style>
    <style:style style:name="Mpr2" style:family="presentation" style:parent-style-name="prs-fedora-backgroundobjects">
      <style:graphic-properties draw:stroke="none" draw:fill="none" draw:fill-color="#ffffff" draw:auto-grow-height="false" fo:min-height="1.449cm"/>
    </style:style>
    <style:style style:name="MP1" style:family="paragraph">
      <style:paragraph-properties fo:margin-left="0cm" fo:margin-right="0cm" fo:text-indent="0cm"/>
    </style:style>
    <style:style style:name="MP2" style:family="paragraph">
      <style:paragraph-properties fo:text-align="center"/>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5.938cm" svg:height="4.456cm" svg:x="2.97cm" svg:y="8.266cm" draw:page-number="1"/>
      <draw:page-thumbnail draw:layer="backgroundobjects" svg:width="5.938cm" svg:height="4.456cm" svg:x="11.88cm" svg:y="8.266cm"/>
      <draw:page-thumbnail draw:layer="backgroundobjects" svg:width="5.938cm" svg:height="4.456cm" svg:x="20.79cm" svg:y="8.266cm"/>
    </style:handout-master>
    <style:master-page style:name="prs-fedora" style:page-layout-name="PM1" draw:style-name="Mdp1">
      <draw:frame presentation:style-name="Mpr1" draw:text-style-name="MP1" draw:layer="backgroundobjects" svg:width="23.902cm" svg:height="3.507cm" svg:x="2.056cm" svg:y="1.743cm" presentation:class="title">
        <draw:text-box>
          <text:p text:style-name="MP1">Click to edit the title</text:p>
        </draw:text-box>
      </draw:frame>
      <draw:frame presentation:style-name="prs-fedora-outline1" draw:layer="backgroundobjects" svg:width="23.902cm" svg:height="13.863cm" svg:x="2.056cm" svg:y="5.839cm" presentation:class="outline" presentation:placeholder="true">
        <draw:text-box/>
      </draw:frame>
      <draw:rect draw:style-name="Mgr1" draw:text-style-name="MP2" draw:layer="backgroundobjects" svg:width="27.991cm" svg:height="0.217cm" svg:x="-0.001cm" svg:y="20.788cm">
        <text:p/>
      </draw:rect>
      <draw:frame presentation:style-name="Mpr2" draw:text-style-name="MP3" draw:layer="backgroundobjects" svg:width="6.52cm" svg:height="1.448cm" svg:x="20.069cm" svg:y="19.136cm" presentation:class="page-number">
        <draw:text-box>
          <text:p text:style-name="MP3"><text:span text:style-name="MT1"><text:page-number>&lt;number&gt;</text:page-number></text:span></text:p>
        </draw:text-box>
      </draw:frame>
      <presentation:notes style:page-layout-name="PM2">
        <draw:page-thumbnail presentation:style-name="prs-fedora-title" draw:layer="backgroundobjects" svg:width="12.767cm" svg:height="9.575cm" svg:x="4.411cm" svg:y="2.794cm" presentation:class="page"/>
        <draw:frame presentation:style-name="prs-fedora-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9$Build-9505</meta:generator>
    <dc:title>Default</dc:title>
    <meta:initial-creator>Tom Browder</meta:initial-creator>
    <meta:creation-date>2009-03-17T17:46:44</meta:creation-date>
    <dc:creator>Tom Browder</dc:creator>
    <dc:date>2010-09-11T10:16:19</dc:date>
    <meta:editing-cycles>41</meta:editing-cycles>
    <meta:editing-duration>PT04H14M31S</meta:editing-duration>
    <meta:document-statistic meta:object-count="85"/>
    <meta:user-defined meta:name="Info 1"/>
    <meta:user-defined meta:name="Info 2"/>
    <meta:user-defined meta:name="Info 3"/>
    <meta:user-defined meta:name="Info 4"/>
  </office:meta>
</office:document-meta>
</file>